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feb" officeooo:paragraph-rsid="00154feb"/>
    </style:style>
    <style:style style:name="P2" style:family="paragraph" style:parent-style-name="Standard" style:list-style-name="L1">
      <style:text-properties officeooo:rsid="00154feb" officeooo:paragraph-rsid="00154feb"/>
    </style:style>
    <style:style style:name="P3" style:family="paragraph" style:parent-style-name="Standard">
      <style:text-properties officeooo:rsid="0015cf14" officeooo:paragraph-rsid="0015cf14"/>
    </style:style>
    <style:style style:name="P4" style:family="paragraph" style:parent-style-name="Standard" style:list-style-name="L3">
      <style:text-properties officeooo:rsid="0015cf14" officeooo:paragraph-rsid="0015cf14"/>
    </style:style>
    <style:style style:name="P5" style:family="paragraph" style:parent-style-name="Standard" style:list-style-name="L1">
      <style:text-properties officeooo:rsid="0017a101" officeooo:paragraph-rsid="0017a101"/>
    </style:style>
    <style:style style:name="T1" style:family="text">
      <style:text-properties officeooo:rsid="0015cf14"/>
    </style:style>
    <style:style style:name="T2" style:family="text">
      <style:text-properties officeooo:rsid="00185d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gger</text:p>
      <text:list xml:id="list395762650514797886" text:style-name="L1">
        <text:list-item>
          <text:p text:style-name="P2">create function xxx() returns trigger as $$</text:p>
        </text:list-item>
        <text:list-item>
          <text:p text:style-name="P5">(return <text:span text:style-name="T2">null</text:span>;)</text:p>
        </text:list-item>
        <text:list-item>
          <text:p text:style-name="P2">$$ language plpgsql;</text:p>
        </text:list-item>
        <text:list-item>
          <text:p text:style-name="P2">create trigger xxx</text:p>
        </text:list-item>
        <text:list-item>
          <text:p text:style-name="P2">{before/after} {insert/upadre [of..]/delete} <text:span text:style-name="T1">on (tabla)</text:span></text:p>
        </text:list-item>
        <text:list-item>
          <text:p text:style-name="P2">for each{row/statement}</text:p>
        </text:list-item>
        <text:list-item>
          <text:p text:style-name="P2">execute procedure xxx;</text:p>
        </text:list-item>
      </text:list>
      <text:p text:style-name="P1"/>
      <text:p text:style-name="P3">variables</text:p>
      <text:list xml:id="list1717534503246557986" text:style-name="L3">
        <text:list-item>
          <text:p text:style-name="P4">new/o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25:46.075064659</meta:creation-date>
    <dc:date>2017-05-08T15:35:05.515207119</dc:date>
    <meta:editing-duration>PT9M1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6" meta:character-count="226" meta:non-whitespace-character-count="208"/>
  </office:meta>
</office:document-meta>
</file>